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ing_20_1">
      <style:paragraph-properties fo:line-height="100%" fo:break-before="page"/>
    </style:style>
    <style:style style:name="P3" style:family="paragraph" style:parent-style-name="Quotations">
      <style:paragraph-properties fo:line-height="100%" fo:text-align="center" style:justify-single-word="false"/>
      <style:text-properties fo:font-style="italic" officeooo:rsid="001e23d5" officeooo:paragraph-rsid="001e23d5" style:font-style-asian="italic" style:font-style-complex="italic"/>
    </style:style>
    <style:style style:name="P4" style:family="paragraph" style:parent-style-name="Standard">
      <style:paragraph-properties fo:line-height="100%" fo:text-align="center" style:justify-single-word="false"/>
      <style:text-properties officeooo:rsid="0019cb27" officeooo:paragraph-rsid="0019cb27"/>
    </style:style>
    <style:style style:name="P5" style:family="paragraph" style:parent-style-name="Subtitle">
      <style:paragraph-properties fo:line-height="100%"/>
    </style:style>
    <style:style style:name="P6" style:family="paragraph" style:parent-style-name="Text_20_body" style:list-style-name="L1">
      <style:paragraph-properties fo:line-height="0.15in"/>
      <style:text-properties officeooo:rsid="001e5726" officeooo:paragraph-rsid="001e5726"/>
    </style:style>
    <style:style style:name="P7" style:family="paragraph" style:parent-style-name="Text_20_body">
      <style:paragraph-properties fo:line-height="100%"/>
    </style:style>
    <style:style style:name="P8" style:family="paragraph" style:parent-style-name="Text_20_body">
      <style:paragraph-properties fo:line-height="100%"/>
      <style:text-properties officeooo:paragraph-rsid="0028d438"/>
    </style:style>
    <style:style style:name="P9" style:family="paragraph" style:parent-style-name="Text_20_body">
      <style:paragraph-properties fo:line-height="100%"/>
      <style:text-properties officeooo:paragraph-rsid="004fbc0f"/>
    </style:style>
    <style:style style:name="P10" style:family="paragraph" style:parent-style-name="Text_20_body">
      <style:paragraph-properties fo:line-height="100%"/>
      <style:text-properties officeooo:rsid="00203d49" officeooo:paragraph-rsid="0028d438"/>
    </style:style>
    <style:style style:name="P11" style:family="paragraph" style:parent-style-name="Text_20_body" style:list-style-name="L1">
      <style:paragraph-properties fo:line-height="0.15in"/>
      <style:text-properties officeooo:rsid="00203d49" officeooo:paragraph-rsid="00203d49"/>
    </style:style>
    <style:style style:name="P12" style:family="paragraph" style:parent-style-name="Text_20_body">
      <style:paragraph-properties fo:line-height="0.15in"/>
    </style:style>
    <style:style style:name="P13" style:family="paragraph" style:parent-style-name="Text_20_body" style:list-style-name="L1">
      <style:paragraph-properties fo:line-height="0.15in"/>
      <style:text-properties officeooo:paragraph-rsid="001e5726"/>
    </style:style>
    <style:style style:name="P14" style:family="paragraph" style:parent-style-name="Text_20_body" style:list-style-name="L1">
      <style:paragraph-properties fo:line-height="0.15in"/>
      <style:text-properties officeooo:paragraph-rsid="00203d49"/>
    </style:style>
    <style:style style:name="P15" style:family="paragraph" style:parent-style-name="Text_20_body" style:list-style-name="L1">
      <style:paragraph-properties fo:line-height="0.15in"/>
      <style:text-properties fo:font-weight="bold" officeooo:rsid="00203d49" officeooo:paragraph-rsid="00203d49" style:font-weight-asian="bold" style:font-weight-complex="bold"/>
    </style:style>
    <style:style style:name="P16" style:family="paragraph" style:parent-style-name="Text_20_body">
      <style:paragraph-properties fo:line-height="100%"/>
      <style:text-properties fo:font-weight="bold" officeooo:rsid="00203d49" officeooo:paragraph-rsid="0028d438" style:font-weight-asian="bold" style:font-weight-complex="bold"/>
    </style:style>
    <style:style style:name="P17" style:family="paragraph" style:parent-style-name="Text_20_body" style:list-style-name="L1">
      <style:paragraph-properties fo:line-height="0.15in"/>
      <style:text-properties fo:font-weight="bold" officeooo:paragraph-rsid="001e5726" style:font-weight-asian="bold" style:font-weight-complex="bold"/>
    </style:style>
    <style:style style:name="P18" style:family="paragraph" style:parent-style-name="Text_20_body">
      <style:paragraph-properties fo:line-height="100%"/>
      <style:text-properties officeooo:rsid="003bb804" officeooo:paragraph-rsid="003bb804"/>
    </style:style>
    <style:style style:name="P19" style:family="paragraph" style:parent-style-name="Text_20_body">
      <style:paragraph-properties fo:line-height="100%"/>
      <style:text-properties officeooo:rsid="003f1388" officeooo:paragraph-rsid="003f1388"/>
    </style:style>
    <style:style style:name="P20" style:family="paragraph" style:parent-style-name="Text_20_body">
      <style:paragraph-properties fo:line-height="100%"/>
      <style:text-properties officeooo:rsid="003f1388" officeooo:paragraph-rsid="0040b8b2"/>
    </style:style>
    <style:style style:name="P21" style:family="paragraph" style:parent-style-name="Text_20_body">
      <style:paragraph-properties fo:line-height="100%"/>
      <style:text-properties officeooo:rsid="0043de85" officeooo:paragraph-rsid="0043de85"/>
    </style:style>
    <style:style style:name="P22" style:family="paragraph" style:parent-style-name="Text_20_body" style:list-style-name="L2">
      <style:paragraph-properties fo:line-height="100%"/>
      <style:text-properties officeooo:rsid="0043de85" officeooo:paragraph-rsid="0043de85"/>
    </style:style>
    <style:style style:name="P23" style:family="paragraph" style:parent-style-name="Text_20_body" style:list-style-name="L2">
      <style:paragraph-properties fo:line-height="100%"/>
      <style:text-properties officeooo:rsid="004705cc" officeooo:paragraph-rsid="004705cc"/>
    </style:style>
    <style:style style:name="P24" style:family="paragraph" style:parent-style-name="Text_20_body">
      <style:paragraph-properties fo:line-height="100%"/>
      <style:text-properties officeooo:rsid="00499dcd" officeooo:paragraph-rsid="00499dcd"/>
    </style:style>
    <style:style style:name="P25" style:family="paragraph" style:parent-style-name="Text_20_body">
      <style:paragraph-properties fo:line-height="100%"/>
      <style:text-properties officeooo:rsid="004fbc0f" officeooo:paragraph-rsid="004fbc0f"/>
    </style:style>
    <style:style style:name="P26" style:family="paragraph" style:parent-style-name="Text_20_body">
      <style:paragraph-properties fo:line-height="100%" fo:break-before="page"/>
      <style:text-properties officeooo:paragraph-rsid="0028d438"/>
    </style:style>
    <style:style style:name="P27" style:family="paragraph" style:parent-style-name="Text_20_body">
      <style:paragraph-properties fo:line-height="100%" fo:break-before="page"/>
      <style:text-properties officeooo:rsid="00203d49" officeooo:paragraph-rsid="0028d438"/>
    </style:style>
    <style:style style:name="P28" style:family="paragraph" style:parent-style-name="Text_20_body">
      <style:paragraph-properties fo:line-height="100%" style:writing-mode="lr-tb"/>
      <style:text-properties officeooo:rsid="00203d49" officeooo:paragraph-rsid="0028d438"/>
    </style:style>
    <style:style style:name="P29" style:family="paragraph" style:parent-style-name="Text_20_body" style:list-style-name="L1">
      <style:paragraph-properties fo:line-height="0.15in" style:writing-mode="lr-tb"/>
      <style:text-properties officeooo:rsid="00203d49" officeooo:paragraph-rsid="00203d49"/>
    </style:style>
    <style:style style:name="P30" style:family="paragraph" style:parent-style-name="Text_20_body">
      <style:paragraph-properties fo:line-height="0.15in" style:writing-mode="lr-tb"/>
      <style:text-properties officeooo:rsid="00203d49" officeooo:paragraph-rsid="00203d49"/>
    </style:style>
    <style:style style:name="P31" style:family="paragraph" style:parent-style-name="Text_20_body">
      <style:paragraph-properties fo:line-height="100%" style:writing-mode="lr-tb"/>
      <style:text-properties officeooo:rsid="0032975c" officeooo:paragraph-rsid="0032975c"/>
    </style:style>
    <style:style style:name="P32" style:family="paragraph" style:parent-style-name="Text_20_body">
      <style:paragraph-properties fo:line-height="100%" style:writing-mode="lr-tb"/>
      <style:text-properties officeooo:rsid="004fbc0f" officeooo:paragraph-rsid="004fbc0f"/>
    </style:style>
    <style:style style:name="P33" style:family="paragraph" style:parent-style-name="Text_20_body">
      <style:paragraph-properties fo:line-height="100%" style:writing-mode="lr-tb"/>
      <style:text-properties officeooo:rsid="005249fa" officeooo:paragraph-rsid="005249fa"/>
    </style:style>
    <style:style style:name="P34" style:family="paragraph" style:parent-style-name="Text_20_body">
      <style:paragraph-properties fo:line-height="100%" style:writing-mode="lr-tb"/>
      <style:text-properties officeooo:rsid="005281fd" officeooo:paragraph-rsid="005281fd"/>
    </style:style>
    <style:style style:name="P35" style:family="paragraph" style:parent-style-name="Text_20_body">
      <style:paragraph-properties fo:line-height="100%" style:writing-mode="lr-tb"/>
      <style:text-properties officeooo:rsid="0053e1ef" officeooo:paragraph-rsid="0053e1ef"/>
    </style:style>
    <style:style style:name="P36" style:family="paragraph" style:parent-style-name="Text_20_body">
      <style:paragraph-properties fo:line-height="100%" style:writing-mode="lr-tb"/>
      <style:text-properties officeooo:rsid="0053faf2" officeooo:paragraph-rsid="0053faf2"/>
    </style:style>
    <style:style style:name="P37" style:family="paragraph" style:parent-style-name="Title">
      <style:paragraph-properties fo:line-height="100%"/>
    </style:style>
    <style:style style:name="T1" style:family="text">
      <style:text-properties officeooo:rsid="001bcc49"/>
    </style:style>
    <style:style style:name="T2" style:family="text">
      <style:text-properties officeooo:rsid="001e5726"/>
    </style:style>
    <style:style style:name="T3" style:family="text">
      <style:text-properties officeooo:rsid="00203d49"/>
    </style:style>
    <style:style style:name="T4" style:family="text">
      <style:text-properties officeooo:rsid="00247224"/>
    </style:style>
    <style:style style:name="T5" style:family="text">
      <style:text-properties officeooo:rsid="0028d438"/>
    </style:style>
    <style:style style:name="T6" style:family="text">
      <style:text-properties officeooo:rsid="002a9f3d"/>
    </style:style>
    <style:style style:name="T7" style:family="text">
      <style:text-properties fo:font-weight="bold" officeooo:rsid="001e5726" style:font-weight-asian="bold" style:font-weight-complex="bold"/>
    </style:style>
    <style:style style:name="T8" style:family="text">
      <style:text-properties fo:font-weight="bold" officeooo:rsid="002a9f3d" style:font-weight-asian="bold" style:font-weight-complex="bold"/>
    </style:style>
    <style:style style:name="T9" style:family="text">
      <style:text-properties fo:font-weight="bold" officeooo:rsid="002ee6ae" style:font-weight-asian="bold" style:font-weight-complex="bold"/>
    </style:style>
    <style:style style:name="T10" style:family="text">
      <style:text-properties officeooo:rsid="002ee6ae"/>
    </style:style>
    <style:style style:name="T11" style:family="text">
      <style:text-properties officeooo:rsid="0033127f"/>
    </style:style>
    <style:style style:name="T12" style:family="text">
      <style:text-properties officeooo:rsid="0034d761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363ae4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363ae4" style:font-style-asian="normal" style:font-style-complex="normal"/>
    </style:style>
    <style:style style:name="T17" style:family="text">
      <style:text-properties fo:font-style="normal" officeooo:rsid="004a8c9f" style:font-style-asian="normal" style:font-style-complex="normal"/>
    </style:style>
    <style:style style:name="T18" style:family="text">
      <style:text-properties fo:font-style="normal" officeooo:rsid="004ba551" style:font-style-asian="normal" style:font-style-complex="normal"/>
    </style:style>
    <style:style style:name="T19" style:family="text">
      <style:text-properties fo:font-style="normal" officeooo:rsid="004d0ae6" style:font-style-asian="normal" style:font-style-complex="normal"/>
    </style:style>
    <style:style style:name="T20" style:family="text">
      <style:text-properties fo:font-style="normal" officeooo:rsid="004ea9a4" style:font-style-asian="normal" style:font-style-complex="normal"/>
    </style:style>
    <style:style style:name="T21" style:family="text">
      <style:text-properties fo:font-style="normal" officeooo:rsid="00518389" style:font-style-asian="normal" style:font-style-complex="normal"/>
    </style:style>
    <style:style style:name="T22" style:family="text">
      <style:text-properties fo:font-style="normal" officeooo:rsid="004fbc0f" style:font-style-asian="normal" style:font-style-complex="normal"/>
    </style:style>
    <style:style style:name="T23" style:family="text">
      <style:text-properties fo:font-style="normal" officeooo:rsid="005249fa" style:font-style-asian="normal" style:font-style-complex="normal"/>
    </style:style>
    <style:style style:name="T24" style:family="text">
      <style:text-properties officeooo:rsid="0039e8d5"/>
    </style:style>
    <style:style style:name="T25" style:family="text">
      <style:text-properties officeooo:rsid="003db1ff"/>
    </style:style>
    <style:style style:name="T26" style:family="text">
      <style:text-properties officeooo:rsid="004705cc"/>
    </style:style>
    <style:style style:name="T27" style:family="text">
      <style:text-properties officeooo:rsid="005431f4"/>
    </style:style>
    <style:style style:name="T28" style:family="text">
      <style:text-properties officeooo:rsid="005600a0"/>
    </style:style>
    <style:style style:name="T29" style:family="text">
      <style:text-properties style:font-name="Liberation Serif1" officeooo:rsid="005600a0"/>
    </style:style>
    <style:style style:name="T30" style:family="text">
      <style:text-properties style:font-name="Liberation Serif" officeooo:rsid="005600a0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/>
      <text:p text:style-name="P37"/>
      <text:p text:style-name="P37"/>
      <text:p text:style-name="P7"/>
      <text:p text:style-name="P7"/>
      <text:p text:style-name="P7"/>
      <text:p text:style-name="P37"/>
      <text:p text:style-name="P37"><text:span text:style-name="T1">f</text:span>abCraft</text:p>
      <text:p text:style-name="P3">working title</text:p>
      <text:p text:style-name="P4"/>
      <text:p text:style-name="P5">Designed by Adam Gazdecki</text:p>
      <text:h text:style-name="P2" text:outline-level="1">Table of Contents</text:h>
      <text:p text:style-name="P12"/>
      <text:list xml:id="list1085586278" text:style-name="L1">
        <text:list-item>
          <text:p text:style-name="P17"><text:span text:style-name="T2">Chapter One - </text:span><text:span text:style-name="T5">Game Design Document</text:span></text:p>
          <text:list>
            <text:list-item>
              <text:p text:style-name="P13"><text:span text:style-name="T2">Overview………………………………………………………………</text:span><text:span text:style-name="T4">&lt;page number&gt;</text:span></text:p>
            </text:list-item>
            <text:list-item>
              <text:p text:style-name="P6">Gameplay</text:p>
            </text:list-item>
            <text:list-item>
              <text:p text:style-name="P11">Detailed Features and Mechanics</text:p>
              <text:list>
                <text:list-item>
                  <text:p text:style-name="P11">Interactions and Rules</text:p>
                </text:list-item>
                <text:list-item>
                  <text:p text:style-name="P11">Objectives</text:p>
                </text:list-item>
                <text:list-item>
                  <text:p text:style-name="P11">Conflict</text:p>
                </text:list-item>
                <text:list-item>
                  <text:p text:style-name="P11">Menus and Interfaces</text:p>
                </text:list-item>
              </text:list>
            </text:list-item>
            <text:list-item>
              <text:p text:style-name="P11">Story</text:p>
            </text:list-item>
            <text:list-item>
              <text:p text:style-name="P11">Level Design</text:p>
            </text:list-item>
          </text:list>
        </text:list-item>
        <text:list-item>
          <text:p text:style-name="P15">Chapter Two - <text:span text:style-name="T5">Technical Design Document</text:span></text:p>
          <text:list>
            <text:list-item>
              <text:p text:style-name="P11">Game Objects and Components</text:p>
            </text:list-item>
            <text:list-item>
              <text:p text:style-name="P11">Assets</text:p>
              <text:list>
                <text:list-item>
                  <text:p text:style-name="P14"><text:span text:style-name="T3">Visual</text:span></text:p>
                </text:list-item>
                <text:list-item>
                  <text:p text:style-name="P11">Audio</text:p>
                </text:list-item>
                <text:list-item>
                  <text:p text:style-name="P11">Narrative</text:p>
                </text:list-item>
              </text:list>
            </text:list-item>
          </text:list>
        </text:list-item>
        <text:list-item>
          <text:p text:style-name="P15">Chapter Three - <text:span text:style-name="T5">Task List</text:span></text:p>
          <text:list>
            <text:list-item>
              <text:p text:style-name="P29">Milestone 0.1</text:p>
            </text:list-item>
            <text:list-item>
              <text:p text:style-name="P29">Milestone 0.2</text:p>
            </text:list-item>
            <text:list-item>
              <text:p text:style-name="P29">Milestone 0.3</text:p>
            </text:list-item>
            <text:list-item>
              <text:p text:style-name="P29">Proof of Concepts Milestone 0.X</text:p>
            </text:list-item>
            <text:list-item>
              <text:p text:style-name="P29">Release Candidate Milestone 0.X</text:p>
            </text:list-item>
            <text:list-item>
              <text:p text:style-name="P29">Quality Assurance Strategy and Schedule</text:p>
              <text:list>
                <text:list-item>
                  <text:p text:style-name="P29">Strategy</text:p>
                </text:list-item>
                <text:list-item>
                  <text:p text:style-name="P29">Schedule</text:p>
                </text:list-item>
              </text:list>
            </text:list-item>
          </text:list>
        </text:list-item>
      </text:list>
      <text:p text:style-name="P30"/>
      <text:p text:style-name="P26"><text:span text:style-name="T9">1.0 </text:span><text:span text:style-name="T7">Chapter One – </text:span><text:span text:style-name="T8">Game Design Document</text:span></text:p>
      <text:p text:style-name="P8"/>
      <text:p text:style-name="P8"><text:span text:style-name="T10">1.1 </text:span><text:span text:style-name="T2">Overview</text:span></text:p>
      <text:p text:style-name="P31"><text:span text:style-name="T14">fabCraft </text:span><text:span text:style-name="T16">is a technical mod in which the player sets up increasingly complex semiconductor manufacturing. </text:span>A core aspect of the <text:span text:style-name="T11">mod </text:span>is education through realism. <text:span text:style-name="T12">The player should also experience the naturally occurring “gating” of real life technology. </text:span><text:span text:style-name="T24">The scope of the mod should be from natural resources of the vanilla dimensions to the usable product. This will be “pure-play” and exclude the creating of original designs and the process for creating those.</text:span></text:p>
      <text:p text:style-name="P18">The <text:span text:style-name="T25">mod </text:span>draws inspiration from…</text:p>
      <text:p text:style-name="P19">The core mechanics are…</text:p>
      <text:p text:style-name="P20">Elevator Pitch.</text:p>
      <text:p text:style-name="P20"><text:span text:style-name="T10">1.2 </text:span><text:span text:style-name="T2">Gameplay</text:span></text:p>
      <text:p text:style-name="P20">//</text:p>
      <text:p text:style-name="P21">The gameplay loop will consist of</text:p>
      <text:list xml:id="list2841499830" text:style-name="L2">
        <text:list-item>
          <text:p text:style-name="P22">The player will create <text:span text:style-name="T26">a manufacturing technology.</text:span></text:p>
        </text:list-item>
        <text:list-item>
          <text:p text:style-name="P23">This enables some reward and new technology access?</text:p>
        </text:list-item>
        <text:list-item>
          <text:p text:style-name="P23">???</text:p>
        </text:list-item>
      </text:list>
      <text:p text:style-name="P27"><text:span text:style-name="T10">1.3 </text:span>Detailed Features and Mechanics</text:p>
      <text:p text:style-name="P10"><text:span text:style-name="T10">1.3.1 </text:span>Interactions and Rules</text:p>
      <text:p text:style-name="P10"><text:span text:style-name="T10">1.3.2 </text:span>Objectives</text:p>
      <text:p text:style-name="P10"><text:span text:style-name="T10">1.3.3 </text:span>Conflict</text:p>
      <text:p text:style-name="P10"><text:span text:style-name="T10">1.3.4 </text:span>Menus and Interfaces</text:p>
      <text:p text:style-name="P10"><text:span text:style-name="T10">1.4 </text:span>Story</text:p>
      <text:p text:style-name="P24">The narrative in <text:span text:style-name="T13">fabCraft</text:span><text:span text:style-name="T15"> is the gradual complexity requirements of manufacturing technology. </text:span><text:span text:style-name="T17">Each technology node requires more and more </text:span><text:span text:style-name="T18">changes and additions to existing systems. These changes often require the previous technology to </text:span><text:span text:style-name="T19">create them. </text:span><text:span text:style-name="T20">There is an imaginary technology tree that is gating the player’s advancements.</text:span></text:p>
      <text:p text:style-name="P25"><text:span text:style-name="T15">Harvesting </text:span><text:span text:style-name="T20">S</text:span><text:span text:style-name="T15">ilicon:</text:span></text:p>
      <text:p text:style-name="P25"><text:span text:style-name="T15">Purifying Silicon:</text:span></text:p>
      <text:p text:style-name="P25"><text:span text:style-name="T15">Growing Silicon Ingots:</text:span></text:p>
      <text:p text:style-name="P25"><text:span text:style-name="T15">Cutting Silicon Wafers:</text:span></text:p>
      <text:p text:style-name="P9"><text:span text:style-name="T21">Transporting </text:span><text:span text:style-name="T22">Silicon Ingots and Wafers:</text:span></text:p>
      <text:p text:style-name="P32"><text:span text:style-name="T15">Master Mask Creation:</text:span></text:p>
      <text:p text:style-name="P32"><text:span text:style-name="T15">Child Mask Creation:</text:span></text:p>
      <text:p text:style-name="P33"><text:span text:style-name="T15">Pellicals and Top Coats:</text:span></text:p>
      <text:p text:style-name="P32"><text:span text:style-name="T15">Lithography Beam </text:span><text:span text:style-name="T23">Type</text:span><text:span text:style-name="T15">:</text:span></text:p>
      <text:p text:style-name="P32"><text:span text:style-name="T15">Lithography Beam Movement:</text:span></text:p>
      <text:p text:style-name="P33"><text:span text:style-name="T15">Lithography Mediums:</text:span></text:p>
      <text:p text:style-name="P34"><text:span text:style-name="T15">Wafer Cleaning:</text:span></text:p>
      <text:p text:style-name="P34"><text:span text:style-name="T15">Wafer Passivation:</text:span></text:p>
      <text:p text:style-name="P34"><text:span text:style-name="T15">Wafer Ion Implantation:</text:span></text:p>
      <text:p text:style-name="P34"><text:span text:style-name="T15">Wafer Etching:</text:span></text:p>
      <text:p text:style-name="P34"><text:span text:style-name="T15">Wafer Deposition and Epitaxy:</text:span></text:p>
      <text:p text:style-name="P34"><text:span text:style-name="T15">Wafer Thermal Treatment:</text:span></text:p>
      <text:p text:style-name="P34"><text:span text:style-name="T15">Wafer Testing:</text:span></text:p>
      <text:p text:style-name="P34"><text:span text:style-name="T15">Wafer Mounting and Testing:</text:span></text:p>
      <text:p text:style-name="P34"><text:span text:style-name="T15">Through-Silicon Vias:</text:span></text:p>
      <text:p text:style-name="P34"><text:span text:style-name="T15">Wafer Backgrinding and polishing:</text:span></text:p>
      <text:p text:style-name="P34"><text:span text:style-name="T15">Wafer Stacking:</text:span></text:p>
      <text:p text:style-name="P34"><text:span text:style-name="T15">Wafer Bumping:</text:span></text:p>
      <text:p text:style-name="P34"><text:span text:style-name="T15">Wafer Dicing:</text:span></text:p>
      <text:p text:style-name="P34"><text:span text:style-name="T15">Die Attachment:</text:span></text:p>
      <text:p text:style-name="P34"><text:soft-page-break/><text:span text:style-name="T15">Integrated Circuit Bonding:</text:span></text:p>
      <text:p text:style-name="P34"><text:span text:style-name="T15">Integrated Circuit Encapsulation:</text:span></text:p>
      <text:p text:style-name="P34"><text:span text:style-name="T15">Integrated Circuit Testing:</text:span></text:p>
      <text:p text:style-name="P35"><text:span text:style-name="T15">Metrology:</text:span></text:p>
      <text:p text:style-name="P32"><text:span text:style-name="T15"/></text:p>
      <text:p text:style-name="P32"><text:span text:style-name="T15">Failure Modes for Everything Above!:</text:span></text:p>
      <text:p text:style-name="P24"/>
      <text:p text:style-name="P10"><text:span text:style-name="T10">1.5 </text:span>Level Design</text:p>
      <text:p text:style-name="P16"><text:span text:style-name="T10">2.0 </text:span>Chapter Two – <text:span text:style-name="T6">Technical Design Document</text:span></text:p>
      <text:p text:style-name="P10"><text:span text:style-name="T10">2.1 </text:span>Game Objects and Components</text:p>
      <text:p text:style-name="P10"><text:span text:style-name="T10">2.2 </text:span>Assets</text:p>
      <text:p text:style-name="P8"><text:span text:style-name="T10">2.2.1 </text:span><text:span text:style-name="T3">Visual</text:span></text:p>
      <text:p text:style-name="P10"><text:span text:style-name="T10">2.2.2 </text:span>Audio</text:p>
      <text:p text:style-name="P10"><text:span text:style-name="T10">2.2.3 </text:span>Narrative</text:p>
      <text:p text:style-name="P16"><text:span text:style-name="T10">3.0 </text:span>Chapter Three – <text:span text:style-name="T6">Task List</text:span></text:p>
      <text:p text:style-name="P28"><text:span text:style-name="T10">3.1 </text:span>Milestone 0.1</text:p>
      <text:p text:style-name="P28"><text:span text:style-name="T10">3.2 </text:span>Milestone 0.2</text:p>
      <text:p text:style-name="P28"><text:span text:style-name="T10">3.3 </text:span>Milestone 0.3</text:p>
      <text:p text:style-name="P28"><text:span text:style-name="T10">3.4 </text:span>Proof of Concept Milestone 0.X</text:p>
      <text:p text:style-name="P36">Complete 10 <text:span text:style-name="T29">μ</text:span><text:span text:style-name="T30">m </text:span>process node with Intel 4004 and usage <text:span text:style-name="T27">of it.</text:span></text:p>
      <text:p text:style-name="P28"><text:span text:style-name="T10">3.5 </text:span>Release Candidate Milestone 0.X</text:p>
      <text:p text:style-name="P28"><text:span text:style-name="T10">3.6 </text:span>Quality Assurance Strategy and Schedule</text:p>
      <text:p text:style-name="P28"><text:span text:style-name="T10">3.6.1 </text:span>Strategy</text:p>
      <text:p text:style-name="P28"><text:span text:style-name="T10">3.6.2 </text:span>Schedul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4</text:page-number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8T14:50:34.354150447</meta:creation-date>
    <dc:date>2023-09-28T17:37:14.108571114</dc:date>
    <meta:editing-duration>PT1H44M56S</meta:editing-duration>
    <meta:editing-cycles>51</meta:editing-cycles>
    <meta:generator>LibreOffice/6.4.7.2$Linux_X86_64 LibreOffice_project/40$Build-2</meta:generator>
    <meta:document-statistic meta:table-count="0" meta:image-count="0" meta:object-count="0" meta:page-count="5" meta:paragraph-count="96" meta:word-count="440" meta:character-count="2943" meta:non-whitespace-character-count="2574"/>
  </office:meta>
</office:document-meta>
</file>